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50000021654693CDDE9DBCDF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cm" svg:height="6.65cm" draw:z-index="0"><draw:image xlink:href="Pictures/10000000000005550000021654693CDDE9DBCDF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14:46:43.185000000</meta:creation-date>
    <meta:editing-duration>PT25M7S</meta:editing-duration>
    <meta:editing-cycles>3</meta:editing-cycles>
    <meta:generator>LibreOffice/6.3.3.2$Windows_X86_64 LibreOffice_project/a64200df03143b798afd1ec74a12ab50359878ed</meta:generator>
    <dc:date>2020-04-27T15:21:58.236000000</dc:date>
    <meta:document-statistic meta:table-count="0" meta:image-count="1" meta:object-count="0" meta:page-count="1" meta:paragraph-count="0" meta:word-count="0" meta:character-count="0" meta:non-whitespace-character-count="0"/>
  </office:meta>
</office:document-meta>
</file>